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dde8cb"/>
    </style:style>
    <style:style style:name="P3" style:family="paragraph">
      <loext:graphic-properties draw:fill-color="#e0c2cd"/>
    </style:style>
    <style:style style:name="P4" style:family="paragraph">
      <loext:graphic-properties draw:fill-color="#b4c7dc"/>
    </style:style>
    <style:style style:name="P5" style:family="paragraph">
      <loext:graphic-properties draw:fill-color="#dddddd"/>
    </style:style>
    <style:style style:name="gr1" style:family="graphic">
      <style:graphic-properties draw:textarea-horizontal-align="justify" draw:textarea-vertical-align="middle" draw:auto-grow-height="false" fo:min-height="0.1453in" fo:min-width="0.51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335in" fo:min-width="0.8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78in" fo:min-width="1.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dde8cb" draw:textarea-horizontal-align="justify" draw:textarea-vertical-align="middle" draw:auto-grow-height="false" fo:min-height="2.6661in" fo:min-width="1.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992in" fo:min-width="0.7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575in" fo:min-width="0.6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e0c2cd" draw:textarea-horizontal-align="justify" draw:textarea-vertical-align="middle" draw:auto-grow-height="false" fo:min-height="3.0228in" fo:min-width="6.5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4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7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b4c7dc" draw:textarea-horizontal-align="justify" draw:textarea-vertical-align="middle" draw:auto-grow-height="false" fo:min-height="2.378in" fo:min-width="6.6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2.7209in" fo:min-width="6.6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dddddd" draw:textarea-horizontal-align="justify" draw:textarea-vertical-align="middle" draw:auto-grow-height="false" fo:min-height="0.4457in" fo:min-width="6.59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0" draw:name="Shape 1" draw:style-name="gr13" draw:text-style-name="P5" svg:width="6.5925in" svg:height="0.4461in" svg:x="0.0634in" svg:y="0.3445in"><text:p/><draw:enhanced-geometry svg:viewBox="0 0 21600 21600" draw:type="rectangle" draw:enhanced-path="M 0 0 L 21600 0 21600 21600 0 21600 0 0 Z N"/></draw:custom-shape><draw:custom-shape text:anchor-type="paragraph" draw:z-index="1" draw:name="Shape 2" draw:style-name="gr12" svg:width="6.6067in" svg:height="2.7213in" svg:x="0.0772in" svg:y="0.9272in"><text:p/><draw:enhanced-geometry svg:viewBox="0 0 21600 21600" draw:type="rectangle" draw:enhanced-path="M 0 0 L 21600 0 21600 21600 0 21600 0 0 Z N"/></draw:custom-shape><draw:custom-shape text:anchor-type="paragraph" draw:z-index="2" draw:name="Shape 3" draw:style-name="gr11" draw:text-style-name="P4" svg:width="6.6071in" svg:height="2.378in" svg:x="0.0835in" svg:y="3.7709in"><text:p/><draw:enhanced-geometry svg:viewBox="0 0 21600 21600" draw:type="rectangle" draw:enhanced-path="M 0 0 L 21600 0 21600 21600 0 21600 0 0 Z N"/></draw:custom-shape><draw:frame text:anchor-type="paragraph" draw:z-index="3" draw:name="Text Frame 1" draw:style-name="gr10" draw:text-style-name="P1" svg:width="4.215in" svg:height="0.7748in" svg:x="0.598in" svg:y="1.2563in"><draw:text-box><text:p>Landing page</text:p></draw:text-box></draw:frame><draw:frame text:anchor-type="paragraph" draw:z-index="4" draw:name="Text Frame 2" draw:style-name="gr10" draw:text-style-name="P1" svg:width="4.215in" svg:height="0.7748in" svg:x="0.598in" svg:y="1.2563in"><draw:text-box><text:p>Landing page</text:p></draw:text-box></draw:frame><draw:frame text:anchor-type="paragraph" draw:z-index="5" draw:name="Text Frame 3" draw:style-name="gr10" draw:text-style-name="P1" svg:width="4.215in" svg:height="0.7748in" svg:x="0.598in" svg:y="1.2563in"><draw:text-box><text:p>Landing page</text:p></draw:text-box></draw:frame><draw:frame text:anchor-type="paragraph" draw:z-index="6" draw:name="Text Frame 4" draw:style-name="gr9" draw:text-style-name="P1" svg:width="3.7689in" svg:height="0.5488in" svg:x="0.7008in" svg:y="4.0728in"><draw:text-box><text:p>Contact Page</text:p></draw:text-box></draw:frame><draw:custom-shape text:anchor-type="paragraph" draw:z-index="7" draw:name="Shape 4" draw:style-name="gr8" draw:text-style-name="P3" svg:width="6.5724in" svg:height="3.0232in" svg:x="0.1043in" svg:y="6.2181in"><text:p/><draw:enhanced-geometry svg:viewBox="0 0 21600 21600" draw:type="rectangle" draw:enhanced-path="M 0 0 L 21600 0 21600 21600 0 21600 0 0 Z N"/></draw:custom-shape><draw:custom-shape text:anchor-type="paragraph" draw:z-index="8" draw:name="Shape 5" draw:style-name="gr6" svg:width="0.7406in" svg:height="0.6996in" svg:x="0.3028in" svg:y="6.8299in"><text:p/><draw:enhanced-geometry svg:viewBox="0 0 21600 21600" draw:type="rectangle" draw:enhanced-path="M 0 0 L 21600 0 21600 21600 0 21600 0 0 Z N"/></draw:custom-shape><draw:custom-shape text:anchor-type="paragraph" draw:z-index="9" draw:name="Shape 6" draw:style-name="gr7" svg:width="0.6996in" svg:height="0.6579in" svg:x="1.2in" svg:y="6.8717in"><text:p/><draw:enhanced-geometry svg:viewBox="0 0 21600 21600" draw:type="rectangle" draw:enhanced-path="M 0 0 L 21600 0 21600 21600 0 21600 0 0 Z N"/></draw:custom-shape><draw:custom-shape text:anchor-type="paragraph" draw:z-index="10" draw:name="Shape 7" draw:style-name="gr7" svg:width="0.6996in" svg:height="0.6579in" svg:x="2.9547in" svg:y="6.8717in"><text:p/><draw:enhanced-geometry svg:viewBox="0 0 21600 21600" draw:type="rectangle" draw:enhanced-path="M 0 0 L 21600 0 21600 21600 0 21600 0 0 Z N"/></draw:custom-shape><draw:custom-shape text:anchor-type="paragraph" draw:z-index="11" draw:name="Shape 9" draw:style-name="gr7" svg:width="0.6996in" svg:height="0.6579in" svg:x="2.0772in" svg:y="6.8575in"><text:p/><draw:enhanced-geometry svg:viewBox="0 0 21600 21600" draw:type="rectangle" draw:enhanced-path="M 0 0 L 21600 0 21600 21600 0 21600 0 0 Z N"/></draw:custom-shape><draw:custom-shape text:anchor-type="paragraph" draw:z-index="12" draw:name="Shape 10" draw:style-name="gr7" svg:width="0.6996in" svg:height="0.6579in" svg:x="3.7909in" svg:y="6.8717in"><text:p/><draw:enhanced-geometry svg:viewBox="0 0 21600 21600" draw:type="rectangle" draw:enhanced-path="M 0 0 L 21600 0 21600 21600 0 21600 0 0 Z N"/></draw:custom-shape><draw:custom-shape text:anchor-type="paragraph" draw:z-index="13" draw:name="Shape 8" draw:style-name="gr6" svg:width="0.7406in" svg:height="0.6996in" svg:x="0.3028in" svg:y="7.6728in"><text:p/><draw:enhanced-geometry svg:viewBox="0 0 21600 21600" draw:type="rectangle" draw:enhanced-path="M 0 0 L 21600 0 21600 21600 0 21600 0 0 Z N"/></draw:custom-shape><draw:custom-shape text:anchor-type="paragraph" draw:z-index="14" draw:name="Shape 11" draw:style-name="gr6" svg:width="0.7406in" svg:height="0.6996in" svg:x="0.3028in" svg:y="7.6728in"><text:p/><draw:enhanced-geometry svg:viewBox="0 0 21600 21600" draw:type="rectangle" draw:enhanced-path="M 0 0 L 21600 0 21600 21600 0 21600 0 0 Z N"/></draw:custom-shape><draw:custom-shape text:anchor-type="paragraph" draw:z-index="15" draw:name="Shape 12" draw:style-name="gr6" svg:width="0.7406in" svg:height="0.6996in" svg:x="0.3028in" svg:y="7.6728in"><text:p/><draw:enhanced-geometry svg:viewBox="0 0 21600 21600" draw:type="rectangle" draw:enhanced-path="M 0 0 L 21600 0 21600 21600 0 21600 0 0 Z N"/></draw:custom-shape><draw:custom-shape text:anchor-type="paragraph" draw:z-index="16" draw:name="Shape 13" draw:style-name="gr6" svg:width="0.7406in" svg:height="0.6996in" svg:x="0.3028in" svg:y="7.6728in"><text:p/><draw:enhanced-geometry svg:viewBox="0 0 21600 21600" draw:type="rectangle" draw:enhanced-path="M 0 0 L 21600 0 21600 21600 0 21600 0 0 Z N"/></draw:custom-shape><draw:custom-shape text:anchor-type="paragraph" draw:z-index="17" draw:name="Shape 14" draw:style-name="gr6" svg:width="0.7406in" svg:height="0.6996in" svg:x="1.2071in" svg:y="7.7in"><text:p/><draw:enhanced-geometry svg:viewBox="0 0 21600 21600" draw:type="rectangle" draw:enhanced-path="M 0 0 L 21600 0 21600 21600 0 21600 0 0 Z N"/></draw:custom-shape><draw:custom-shape text:anchor-type="paragraph" draw:z-index="18" draw:name="Shape 15" draw:style-name="gr6" svg:width="0.7406in" svg:height="0.6996in" svg:x="2.098in" svg:y="7.7138in"><text:p/><draw:enhanced-geometry svg:viewBox="0 0 21600 21600" draw:type="rectangle" draw:enhanced-path="M 0 0 L 21600 0 21600 21600 0 21600 0 0 Z N"/></draw:custom-shape><draw:custom-shape text:anchor-type="paragraph" draw:z-index="19" draw:name="Shape 16" draw:style-name="gr6" svg:width="0.7406in" svg:height="0.6996in" svg:x="2.989in" svg:y="7.7346in"><text:p/><draw:enhanced-geometry svg:viewBox="0 0 21600 21600" draw:type="rectangle" draw:enhanced-path="M 0 0 L 21600 0 21600 21600 0 21600 0 0 Z N"/></draw:custom-shape><draw:custom-shape text:anchor-type="paragraph" draw:z-index="20" draw:name="Shape 17" draw:style-name="gr6" svg:width="0.7406in" svg:height="0.6996in" svg:x="3.8591in" svg:y="7.7209in"><text:p/><draw:enhanced-geometry svg:viewBox="0 0 21600 21600" draw:type="rectangle" draw:enhanced-path="M 0 0 L 21600 0 21600 21600 0 21600 0 0 Z N"/></draw:custom-shape><draw:custom-shape text:anchor-type="paragraph" draw:z-index="21" draw:name="Shape 18" draw:style-name="gr5" draw:text-style-name="P2" svg:width="1.728in" svg:height="2.6661in" svg:x="4.8252in" svg:y="6.378in"><text:p/><draw:enhanced-geometry svg:viewBox="0 0 21600 21600" draw:type="rectangle" draw:enhanced-path="M 0 0 L 21600 0 21600 21600 0 21600 0 0 Z N"/></draw:custom-shape><draw:frame text:anchor-type="paragraph" draw:z-index="22" draw:name="Text Frame 5" draw:style-name="gr4" draw:text-style-name="P1" svg:width="2.1106in" svg:height="0.2953in" svg:x="0.5909in" svg:y="6.4339in"><draw:text-box><text:p>Domain Names</text:p></draw:text-box></draw:frame><draw:frame text:anchor-type="paragraph" draw:z-index="23" draw:name="Text Frame 6" draw:style-name="gr4" draw:text-style-name="P1" svg:width="2.1106in" svg:height="0.2953in" svg:x="4.9425in" svg:y="6.4201in"><draw:text-box><text:p>Recent Projects</text:p></draw:text-box></draw:frame><draw:custom-shape text:anchor-type="paragraph" draw:z-index="24" draw:name="Shape 19" draw:style-name="gr3" svg:width="1.3504in" svg:height="0.078in" svg:x="4.9425in" svg:y="6.7154in"><text:p/><draw:enhanced-geometry svg:viewBox="0 0 21600 21600" draw:type="rectangle" draw:enhanced-path="M 0 0 L 21600 0 21600 21600 0 21600 0 0 Z N"/></draw:custom-shape><draw:custom-shape text:anchor-type="paragraph" draw:z-index="25" draw:name="Shape 20" draw:style-name="gr3" svg:width="1.3504in" svg:height="0.078in" svg:x="4.9425in" svg:y="6.7154in"><text:p/><draw:enhanced-geometry svg:viewBox="0 0 21600 21600" draw:type="rectangle" draw:enhanced-path="M 0 0 L 21600 0 21600 21600 0 21600 0 0 Z N"/></draw:custom-shape><draw:custom-shape text:anchor-type="paragraph" draw:z-index="26" draw:name="Shape 21" draw:style-name="gr3" svg:width="1.3504in" svg:height="0.078in" svg:x="4.9425in" svg:y="6.7154in"><text:p/><draw:enhanced-geometry svg:viewBox="0 0 21600 21600" draw:type="rectangle" draw:enhanced-path="M 0 0 L 21600 0 21600 21600 0 21600 0 0 Z N"/></draw:custom-shape><draw:custom-shape text:anchor-type="paragraph" draw:z-index="27" draw:name="Shape 22" draw:style-name="gr3" svg:width="1.3504in" svg:height="0.078in" svg:x="4.9425in" svg:y="6.7154in"><text:p/><draw:enhanced-geometry svg:viewBox="0 0 21600 21600" draw:type="rectangle" draw:enhanced-path="M 0 0 L 21600 0 21600 21600 0 21600 0 0 Z N"/></draw:custom-shape><draw:custom-shape text:anchor-type="paragraph" draw:z-index="28" draw:name="Shape 23" draw:style-name="gr3" svg:width="1.3504in" svg:height="0.078in" svg:x="4.9425in" svg:y="6.7154in"><text:p/><draw:enhanced-geometry svg:viewBox="0 0 21600 21600" draw:type="rectangle" draw:enhanced-path="M 0 0 L 21600 0 21600 21600 0 21600 0 0 Z N"/></draw:custom-shape><draw:custom-shape text:anchor-type="paragraph" draw:z-index="29" draw:name="Shape 24" draw:style-name="gr3" svg:width="1.3504in" svg:height="0.078in" svg:x="4.9283in" svg:y="6.8528in"><text:p/><draw:enhanced-geometry svg:viewBox="0 0 21600 21600" draw:type="rectangle" draw:enhanced-path="M 0 0 L 21600 0 21600 21600 0 21600 0 0 Z N"/></draw:custom-shape><draw:custom-shape text:anchor-type="paragraph" draw:z-index="30" draw:name="Shape 25" draw:style-name="gr3" svg:width="1.3504in" svg:height="0.078in" svg:x="4.9484in" svg:y="7.0102in"><text:p/><draw:enhanced-geometry svg:viewBox="0 0 21600 21600" draw:type="rectangle" draw:enhanced-path="M 0 0 L 21600 0 21600 21600 0 21600 0 0 Z N"/></draw:custom-shape><draw:custom-shape text:anchor-type="paragraph" draw:z-index="31" draw:name="Shape 26" draw:style-name="gr3" svg:width="1.3504in" svg:height="0.078in" svg:x="4.9484in" svg:y="7.1272in"><text:p/><draw:enhanced-geometry svg:viewBox="0 0 21600 21600" draw:type="rectangle" draw:enhanced-path="M 0 0 L 21600 0 21600 21600 0 21600 0 0 Z N"/></draw:custom-shape><draw:custom-shape text:anchor-type="paragraph" draw:z-index="32" draw:name="Shape 27" draw:style-name="gr3" svg:width="1.3504in" svg:height="0.078in" svg:x="4.9764in" svg:y="7.2437in"><text:p/><draw:enhanced-geometry svg:viewBox="0 0 21600 21600" draw:type="rectangle" draw:enhanced-path="M 0 0 L 21600 0 21600 21600 0 21600 0 0 Z N"/></draw:custom-shape><draw:custom-shape text:anchor-type="paragraph" draw:z-index="33" draw:name="Shape 28" draw:style-name="gr3" svg:width="1.3504in" svg:height="0.078in" svg:x="4.9764in" svg:y="7.2437in"><text:p/><draw:enhanced-geometry svg:viewBox="0 0 21600 21600" draw:type="rectangle" draw:enhanced-path="M 0 0 L 21600 0 21600 21600 0 21600 0 0 Z N"/></draw:custom-shape><draw:custom-shape text:anchor-type="paragraph" draw:z-index="34" draw:name="Shape 29" draw:style-name="gr3" svg:width="1.3504in" svg:height="0.078in" svg:x="4.9764in" svg:y="7.2437in"><text:p/><draw:enhanced-geometry svg:viewBox="0 0 21600 21600" draw:type="rectangle" draw:enhanced-path="M 0 0 L 21600 0 21600 21600 0 21600 0 0 Z N"/></draw:custom-shape><draw:custom-shape text:anchor-type="paragraph" draw:z-index="35" draw:name="Shape 30" draw:style-name="gr3" svg:width="1.3504in" svg:height="0.078in" svg:x="4.9764in" svg:y="7.2437in"><text:p/><draw:enhanced-geometry svg:viewBox="0 0 21600 21600" draw:type="rectangle" draw:enhanced-path="M 0 0 L 21600 0 21600 21600 0 21600 0 0 Z N"/></draw:custom-shape><draw:custom-shape text:anchor-type="paragraph" draw:z-index="36" draw:name="Shape 31" draw:style-name="gr3" svg:width="1.3504in" svg:height="0.078in" svg:x="4.9764in" svg:y="7.3673in"><text:p/><draw:enhanced-geometry svg:viewBox="0 0 21600 21600" draw:type="rectangle" draw:enhanced-path="M 0 0 L 21600 0 21600 21600 0 21600 0 0 Z N"/></draw:custom-shape><draw:custom-shape text:anchor-type="paragraph" draw:z-index="37" draw:name="Shape 32" draw:style-name="gr3" svg:width="1.3504in" svg:height="0.078in" svg:x="4.9693in" svg:y="7.4909in"><text:p/><draw:enhanced-geometry svg:viewBox="0 0 21600 21600" draw:type="rectangle" draw:enhanced-path="M 0 0 L 21600 0 21600 21600 0 21600 0 0 Z N"/></draw:custom-shape><draw:custom-shape text:anchor-type="paragraph" draw:z-index="38" draw:name="Shape 33" draw:style-name="gr3" svg:width="1.3504in" svg:height="0.078in" svg:x="4.9634in" svg:y="7.6075in"><text:p/><draw:enhanced-geometry svg:viewBox="0 0 21600 21600" draw:type="rectangle" draw:enhanced-path="M 0 0 L 21600 0 21600 21600 0 21600 0 0 Z N"/></draw:custom-shape><draw:custom-shape text:anchor-type="paragraph" draw:z-index="39" draw:name="Shape 34" draw:style-name="gr3" svg:width="1.3504in" svg:height="0.078in" svg:x="4.9634in" svg:y="7.7374in"><text:p/><draw:enhanced-geometry svg:viewBox="0 0 21600 21600" draw:type="rectangle" draw:enhanced-path="M 0 0 L 21600 0 21600 21600 0 21600 0 0 Z N"/></draw:custom-shape><draw:custom-shape text:anchor-type="paragraph" draw:z-index="40" draw:name="Shape 35" draw:style-name="gr3" svg:width="1.3504in" svg:height="0.078in" svg:x="4.9835in" svg:y="7.8543in"><text:p/><draw:enhanced-geometry svg:viewBox="0 0 21600 21600" draw:type="rectangle" draw:enhanced-path="M 0 0 L 21600 0 21600 21600 0 21600 0 0 Z N"/></draw:custom-shape><draw:custom-shape text:anchor-type="paragraph" draw:z-index="41" draw:name="Shape 36" draw:style-name="gr3" svg:width="1.3504in" svg:height="0.078in" svg:x="4.9764in" svg:y="7.9909in"><text:p/><draw:enhanced-geometry svg:viewBox="0 0 21600 21600" draw:type="rectangle" draw:enhanced-path="M 0 0 L 21600 0 21600 21600 0 21600 0 0 Z N"/></draw:custom-shape><draw:custom-shape text:anchor-type="paragraph" draw:z-index="42" draw:name="Shape 37" draw:style-name="gr3" svg:width="1.3504in" svg:height="0.078in" svg:x="4.9835in" svg:y="8.1008in"><text:p/><draw:enhanced-geometry svg:viewBox="0 0 21600 21600" draw:type="rectangle" draw:enhanced-path="M 0 0 L 21600 0 21600 21600 0 21600 0 0 Z N"/></draw:custom-shape><draw:custom-shape text:anchor-type="paragraph" draw:z-index="43" draw:name="Shape 38" draw:style-name="gr3" svg:width="1.3504in" svg:height="0.078in" svg:x="4.9902in" svg:y="8.2173in"><text:p/><draw:enhanced-geometry svg:viewBox="0 0 21600 21600" draw:type="rectangle" draw:enhanced-path="M 0 0 L 21600 0 21600 21600 0 21600 0 0 Z N"/></draw:custom-shape><draw:custom-shape text:anchor-type="paragraph" draw:z-index="44" draw:name="Shape 39" draw:style-name="gr3" svg:width="1.3504in" svg:height="0.078in" svg:x="4.9902in" svg:y="8.3543in"><text:p/><draw:enhanced-geometry svg:viewBox="0 0 21600 21600" draw:type="rectangle" draw:enhanced-path="M 0 0 L 21600 0 21600 21600 0 21600 0 0 Z N"/></draw:custom-shape><draw:custom-shape text:anchor-type="paragraph" draw:z-index="45" draw:name="Shape 40" draw:style-name="gr3" svg:width="1.3504in" svg:height="0.078in" svg:x="5.0043in" svg:y="8.478in"><text:p/><draw:enhanced-geometry svg:viewBox="0 0 21600 21600" draw:type="rectangle" draw:enhanced-path="M 0 0 L 21600 0 21600 21600 0 21600 0 0 Z N"/></draw:custom-shape><draw:custom-shape text:anchor-type="paragraph" draw:z-index="46" draw:name="Shape 41" draw:style-name="gr3" svg:width="1.3504in" svg:height="0.078in" svg:x="4.9972in" svg:y="8.6016in"><text:p/><draw:enhanced-geometry svg:viewBox="0 0 21600 21600" draw:type="rectangle" draw:enhanced-path="M 0 0 L 21600 0 21600 21600 0 21600 0 0 Z N"/></draw:custom-shape><draw:custom-shape text:anchor-type="paragraph" draw:z-index="47" draw:name="Shape 42" draw:style-name="gr2" svg:width="0.8705in" svg:height="0.2335in" svg:x="0.2209in" svg:y="0.4744in"><text:p/><draw:enhanced-geometry svg:viewBox="0 0 21600 21600" draw:type="rectangle" draw:enhanced-path="M 0 0 L 21600 0 21600 21600 0 21600 0 0 Z N"/></draw:custom-shape><draw:custom-shape text:anchor-type="paragraph" draw:z-index="48" draw:name="Shape 44" draw:style-name="gr1" svg:width="0.5142in" svg:height="0.1453in" svg:x="4.8126in" svg:y="0.4398in"><text:p/><draw:enhanced-geometry svg:viewBox="0 0 21600 21600" draw:type="rectangle" draw:enhanced-path="M 0 0 L 21600 0 21600 21600 0 21600 0 0 Z N"/></draw:custom-shape><draw:custom-shape text:anchor-type="paragraph" draw:z-index="49" draw:name="Shape 43" draw:style-name="gr1" svg:width="0.5142in" svg:height="0.1453in" svg:x="4.8126in" svg:y="0.4398in"><text:p/><draw:enhanced-geometry svg:viewBox="0 0 21600 21600" draw:type="rectangle" draw:enhanced-path="M 0 0 L 21600 0 21600 21600 0 21600 0 0 Z N"/></draw:custom-shape><draw:custom-shape text:anchor-type="paragraph" draw:z-index="50" draw:name="Shape 45" draw:style-name="gr1" svg:width="0.5142in" svg:height="0.1453in" svg:x="4.8126in" svg:y="0.4398in"><text:p/><draw:enhanced-geometry svg:viewBox="0 0 21600 21600" draw:type="rectangle" draw:enhanced-path="M 0 0 L 21600 0 21600 21600 0 21600 0 0 Z N"/></draw:custom-shape><draw:custom-shape text:anchor-type="paragraph" draw:z-index="51" draw:name="Shape 46" draw:style-name="gr1" svg:width="0.5142in" svg:height="0.1453in" svg:x="4.1752in" svg:y="0.4602in"><text:p/><draw:enhanced-geometry svg:viewBox="0 0 21600 21600" draw:type="rectangle" draw:enhanced-path="M 0 0 L 21600 0 21600 21600 0 21600 0 0 Z N"/></draw:custom-shape><draw:custom-shape text:anchor-type="paragraph" draw:z-index="52" draw:name="Shape 47" draw:style-name="gr1" svg:width="0.5142in" svg:height="0.1453in" svg:x="3.5516in" svg:y="0.4874in"><text:p/><draw:enhanced-geometry svg:viewBox="0 0 21600 21600" draw:type="rectangle" draw:enhanced-path="M 0 0 L 21600 0 21600 21600 0 21600 0 0 Z N"/></draw:custom-shape><draw:custom-shape text:anchor-type="paragraph" draw:z-index="53" draw:name="Shape 48" draw:style-name="gr1" svg:width="0.5142in" svg:height="0.1453in" svg:x="5.4492in" svg:y="0.4874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2:09:06.727507245</meta:creation-date>
    <dc:date>2024-02-09T12:58:26.343870649</dc:date>
    <meta:editing-duration>PT18M47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